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Group B Total Arrests</text:p>
          </table:table-cell>
        </table:table-row>
        <table:table-row table:style-name="ro2">
          <table:table-cell table:style-name="ce21" office:value-type="float" office:value="2000">
            <text:p>2000</text:p>
          </table:table-cell>
          <table:table-cell table:style-name="ce21" office:value-type="float" office:value="2003">
            <text:p>200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5">
            <text:p>248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733">
            <text:p>173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08">
            <text:p>130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195">
            <text:p>219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295">
            <text:p>229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019">
            <text:p>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